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996" officeooo:paragraph-rsid="00117996"/>
    </style:style>
    <style:style style:name="P2" style:family="paragraph" style:parent-style-name="Standard">
      <style:text-properties officeooo:paragraph-rsid="00117996"/>
    </style:style>
    <style:style style:name="T1" style:family="text">
      <style:text-properties officeooo:rsid="001179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MCAT:</text:p>
      <text:p text:style-name="P1"/>
      <text:p text:style-name="P1">sudo docker run -it --rm -p 8888:8080 thiagoteberga/tomcat:latest</text:p>
      <text:p text:style-name="P1"/>
      <text:p text:style-name="P1"/>
      <text:p text:style-name="P1">POSTGRESQL:</text:p>
      <text:p text:style-name="P1"/>
      <text:p text:style-name="P2"><text:span text:style-name="T1">sudo docker ps</text:span></text:p>
      <text:p text:style-name="P1"/>
      <text:p text:style-name="P1">sudo docker container ls -a</text:p>
      <text:p text:style-name="Standard"/>
      <text:p text:style-name="P1">sudo docker run -d --name postgre -p 55432:5432 thiagoteberga/postgresql:latest</text:p>
      <text:p text:style-name="Standard"/>
      <text:p text:style-name="P1">sudo apt install postgresql-client-common</text:p>
      <text:p text:style-name="Standard"/>
      <text:p text:style-name="P1">sudo apt install postgresql-client</text:p>
      <text:p text:style-name="Standard"/>
      <text:p text:style-name="P1">sudo psql -h localhost -p 55432 -d docker -U docker --password</text:p>
      <text:p text:style-name="Standard"/>
      <text:p text:style-name="P1">marina@marina-Inspiron-5566:~/Downloads$ sudo pg_restore -h localhost -p 55432 -d docker -U docker backup_postgre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1:19:51.368398426</meta:creation-date>
    <dc:date>2018-03-19T01:27:04.191286085</dc:date>
    <meta:editing-duration>PT7M15S</meta:editing-duration>
    <meta:editing-cycles>1</meta:editing-cycles>
    <meta:document-statistic meta:table-count="0" meta:image-count="0" meta:object-count="0" meta:page-count="1" meta:paragraph-count="10" meta:word-count="61" meta:character-count="456" meta:non-whitespace-character-count="408"/>
    <meta:generator>LibreOffice/5.1.6.2$Linux_X86_64 LibreOffice_project/10m0$Build-2</meta:generator>
  </office:meta>
</office:document-meta>
</file>